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337" officeooo:paragraph-rsid="00166337"/>
    </style:style>
    <style:style style:name="P2" style:family="paragraph" style:parent-style-name="Standard">
      <style:text-properties officeooo:rsid="00166337" officeooo:paragraph-rsid="00166337"/>
    </style:style>
    <style:style style:name="P3" style:family="paragraph" style:parent-style-name="Standard">
      <style:text-properties officeooo:rsid="0016b0f2" officeooo:paragraph-rsid="0016b0f2"/>
    </style:style>
    <style:style style:name="T1" style:family="text">
      <style:text-properties officeooo:rsid="0016b0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Airbus</text:p>
      <text:p text:style-name="P1">Nationalité : Française</text:p>
      <text:p text:style-name="P1">Lieu d’implantation de l’entreprise : Toulouse</text:p>
      <text:p text:style-name="P1">Est-ce que je connais l’entreprise : Oui</text:p>
      <text:p text:style-name="P1">Nombre de salariés dans l’entreprise : + de 130 000</text:p>
      <text:p text:style-name="P1"/>
      <text:p text:style-name="P1">Ce qui m’attire dans la formation :</text:p>
      <text:p text:style-name="P1">- <text:span text:style-name="T1">La cybersécurité</text:span></text:p>
      <text:p text:style-name="P1">- <text:span text:style-name="T1">Travailler dans une entreprise lié à l’aérospatiale</text:span></text:p>
      <text:p text:style-name="P1">- <text:span text:style-name="T1">La flexibilité du travail</text:span></text:p>
      <text:p text:style-name="P1">- <text:span text:style-name="T1">Les déplacements dans toute l’Europe</text:span></text:p>
      <text:p text:style-name="P1"/>
      <text:p text:style-name="P3">Quelles sont les indications susceptible de me freiner</text:p>
      <text:p text:style-name="P3">-Aucune</text:p>
      <text:p text:style-name="P3"/>
      <text:p text:style-name="P3">Les qualités requises</text:p>
      <text:p text:style-name="P3">- La maîtrise de l’anglais</text:p>
      <text:p text:style-name="P3">- Le travail d’équipe</text:p>
      <text:p text:style-name="P3">- Le savoir de partage de connaissance</text:p>
      <text:p text:style-name="P3">- Être rigoureux</text:p>
      <text:p text:style-name="P3"/>
      <text:p text:style-name="P3">Parmi ces qualités lesquelles je remplis</text:p>
      <text:p text:style-name="P3">- La maîtrise de l’anglais (pratiquement)</text:p>
      <text:p text:style-name="P3">- Le travail d’équipe</text:p>
      <text:p text:style-name="P3">- Être rigoureux</text:p>
      <text:p text:style-name="P3"/>
      <text:p text:style-name="P3">Les qualités que je dois améliorer</text:p>
      <text:p text:style-name="P3">-La maîtrise de l’anglais (pratiquement)</text:p>
      <text:p text:style-name="P3">- Le savoir de partage de connaissance ( savoir exprimer clairement ses connaissance sur un sujet afin d’être compris)</text:p>
      <text:p text:style-name="P3"/>
      <text:p text:style-name="P3">Ressenti global sur l’emploi</text:p>
      <text:p text:style-name="P3">-Cette emploi me paraît être intéressent car premièrement c’est une très grosse société et deuxièmement c’est une société françai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4:44:28.538454826</meta:creation-date>
    <meta:generator>LibreOffice/7.3.6.2$Linux_X86_64 LibreOffice_project/30$Build-2</meta:generator>
    <dc:date>2022-10-06T23:05:30.597227451</dc:date>
    <meta:editing-duration>PT18M7S</meta:editing-duration>
    <meta:editing-cycles>2</meta:editing-cycles>
    <meta:document-statistic meta:table-count="0" meta:image-count="0" meta:object-count="0" meta:page-count="1" meta:paragraph-count="26" meta:word-count="161" meta:character-count="996" meta:non-whitespace-character-count="861"/>
  </office:meta>
</office:document-meta>
</file>